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3a168" officeooo:paragraph-rsid="0013a168"/>
    </style:style>
    <style:style style:name="P2" style:family="paragraph" style:parent-style-name="Standard">
      <style:paragraph-properties fo:break-before="page"/>
      <style:text-properties officeooo:rsid="001320ea" officeooo:paragraph-rsid="0013a168"/>
    </style:style>
    <style:style style:name="P3" style:family="paragraph" style:parent-style-name="Standard">
      <style:text-properties officeooo:rsid="001320ea" officeooo:paragraph-rsid="0013a168"/>
    </style:style>
    <style:style style:name="P4" style:family="paragraph" style:parent-style-name="Standard">
      <style:text-properties officeooo:rsid="001320ea" officeooo:paragraph-rsid="001320ea"/>
    </style:style>
    <style:style style:name="P5" style:family="paragraph" style:parent-style-name="Standard">
      <style:text-properties officeooo:paragraph-rsid="001320ea"/>
    </style:style>
    <style:style style:name="P6" style:family="paragraph" style:parent-style-name="Standard">
      <style:text-properties officeooo:rsid="0014e16a" officeooo:paragraph-rsid="0014e16a"/>
    </style:style>
    <style:style style:name="P7" style:family="paragraph" style:parent-style-name="Standard">
      <style:text-properties officeooo:paragraph-rsid="0014e16a"/>
    </style:style>
    <style:style style:name="P8" style:family="paragraph" style:parent-style-name="Text_20_body">
      <style:text-properties officeooo:paragraph-rsid="0016a1a4"/>
    </style:style>
    <style:style style:name="P9" style:family="paragraph" style:parent-style-name="Standard">
      <style:text-properties officeooo:rsid="00174731" officeooo:paragraph-rsid="00174731"/>
    </style:style>
    <style:style style:name="P10" style:family="paragraph" style:parent-style-name="Heading_20_1">
      <style:paragraph-properties fo:break-before="page"/>
      <style:text-properties officeooo:paragraph-rsid="0013a168"/>
    </style:style>
    <style:style style:name="P11" style:family="paragraph" style:parent-style-name="Heading_20_2">
      <style:text-properties officeooo:paragraph-rsid="0013a168"/>
    </style:style>
    <style:style style:name="P12" style:family="paragraph" style:parent-style-name="Heading_20_2">
      <style:text-properties fo:font-size="12pt" fo:font-weight="normal" officeooo:rsid="00189a27" officeooo:paragraph-rsid="00189a27" style:font-size-asian="10.5pt" style:font-weight-asian="normal" style:font-size-complex="12pt" style:font-weight-complex="normal"/>
    </style:style>
    <style:style style:name="P13" style:family="paragraph" style:parent-style-name="Heading_20_2">
      <style:text-properties officeooo:rsid="001320ea"/>
    </style:style>
    <style:style style:name="P14" style:family="paragraph" style:parent-style-name="Standard">
      <style:text-properties officeooo:rsid="001320ea" officeooo:paragraph-rsid="0013a168"/>
    </style:style>
    <style:style style:name="P15" style:family="paragraph" style:parent-style-name="Standard">
      <style:text-properties officeooo:rsid="001cbc74" officeooo:paragraph-rsid="001cbc74"/>
    </style:style>
    <style:style style:name="P16" style:family="paragraph" style:parent-style-name="Text_20_body">
      <style:text-properties fo:font-size="12pt" fo:font-weight="normal" officeooo:rsid="001a4145" officeooo:paragraph-rsid="00189a27" style:font-size-asian="10.5pt" style:font-weight-asian="normal" style:font-size-complex="12pt" style:font-weight-complex="normal"/>
    </style:style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2">
      <style:text-properties officeooo:paragraph-rsid="0016a1a4"/>
    </style:style>
    <style:style style:name="P20" style:family="paragraph" style:parent-style-name="Text_20_body" style:list-style-name="L3"/>
    <style:style style:name="P21" style:family="paragraph" style:parent-style-name="Text_20_body">
      <style:text-properties officeooo:rsid="0016a1a4" officeooo:paragraph-rsid="0016a1a4"/>
    </style:style>
    <style:style style:name="P22" style:family="paragraph" style:parent-style-name="Text_20_body">
      <style:text-properties officeooo:rsid="001ea0fc" officeooo:paragraph-rsid="001ea0fc"/>
    </style:style>
    <style:style style:name="T1" style:family="text">
      <style:text-properties officeooo:rsid="0016a1a4"/>
    </style:style>
    <style:style style:name="T2" style:family="text">
      <style:text-properties officeooo:rsid="0014e16a"/>
    </style:style>
    <style:style style:name="T3" style:family="text">
      <style:text-properties officeooo:rsid="001320e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320ea" style:font-weight-asian="bold" style:font-weight-complex="bold"/>
    </style:style>
    <style:style style:name="T6" style:family="text">
      <style:text-properties officeooo:rsid="0013a168"/>
    </style:style>
    <style:style style:name="T7" style:family="text">
      <style:text-properties style:font-name="Liberation Sans" fo:font-size="16.1000003814697pt" fo:font-weight="bold" officeooo:rsid="0016a1a4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8" style:family="text">
      <style:text-properties officeooo:rsid="001a414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jercicio 3 - Elementos con atributos - Corregir errores en los elementos</text:h>
      <text:p text:style-name="P5">Los siguientes documentos no son válidos: contienen error <text:span text:style-name="T3">o error</text:span>es (los errores <text:span text:style-name="T5">NO</text:span> están en la DTD interna). </text:p>
      <text:p text:style-name="P6">Debes:</text:p>
      <text:p text:style-name="P7">* Corr<text:span text:style-name="T2">e</text:span>g<text:span text:style-name="T2">ir</text:span> los errores</text:p>
      <text:p text:style-name="P7">* <text:span text:style-name="T2">C</text:span>ompr<text:span text:style-name="T1">o</text:span>b<text:span text:style-name="T2">ar</text:span> con XML Copy Editor que ya son documentos válidos</text:p>
      <text:h text:style-name="P11" text:outline-level="2">Ejercicio <text:span text:style-name="T1">3</text:span>-1 – <text:span text:style-name="T7">Película</text:span></text:h>
      <text:p text:style-name="P4">&lt;?xml version="1.0" encoding="UTF-8"?&gt;</text:p>
      <text:p text:style-name="P4">&lt;!DOCTYPE pelicula [</text:p>
      <text:p text:style-name="P4"><text:s text:c="2"/>&lt;!ELEMENT pelicula EMPTY&gt;</text:p>
      <text:p text:style-name="P4"><text:s text:c="2"/>&lt;!ATTLIST pelicula titulo CDATA #IMPLIED&gt;</text:p>
      <text:p text:style-name="P4">]&gt;</text:p>
      <text:p text:style-name="P4"/>
      <text:p text:style-name="P4">&lt;pelicula titulo="La diligencia" genero="oeste" /&gt;</text:p>
      <text:p text:style-name="P4"/>
      <text:p text:style-name="P9">R) Se elimina genero quedaria asi:</text:p>
      <text:p text:style-name="P9"/>
      <text:p text:style-name="P4">&lt;?xml version="1.0" encoding="UTF-8"?&gt;</text:p>
      <text:p text:style-name="P4"/>
      <text:p text:style-name="P4">&lt;!DOCTYPE pelicula [</text:p>
      <text:p text:style-name="P4"><text:s text:c="2"/>&lt;!ELEMENT pelicula EMPTY&gt;</text:p>
      <text:p text:style-name="P4"><text:s text:c="2"/>&lt;!ATTLIST pelicula titulo CDATA #IMPLIED&gt;</text:p>
      <text:p text:style-name="P4">]&gt;</text:p>
      <text:p text:style-name="P4"/>
      <text:p text:style-name="P4">&lt;pelicula titulo="La diligencia" /&gt;</text:p>
      <text:h text:style-name="Heading_20_2" text:outline-level="2">Ejercicio <text:span text:style-name="T1">3</text:span>-2 – L<text:span text:style-name="T7">ista de la compra</text:span></text:h>
      <text:p text:style-name="P4">&lt;?xml version="1.0" encoding="UTF-8"?&gt;</text:p>
      <text:p text:style-name="P4">&lt;!DOCTYPE listaCompra [</text:p>
      <text:p text:style-name="P4"><text:s text:c="2"/>&lt;!ELEMENT listaCompra (item*)&gt;</text:p>
      <text:p text:style-name="P4"><text:s text:c="2"/>&lt;!ELEMENT item EMPTY&gt;</text:p>
      <text:p text:style-name="P4"><text:s text:c="2"/>&lt;!ATTLIST item nombre CDATA #REQUIRED&gt;</text:p>
      <text:p text:style-name="P4"><text:s text:c="2"/>&lt;!ATTLIST item cantidad CDATA #REQUIRED&gt;</text:p>
      <text:p text:style-name="P4">]&gt;</text:p>
      <text:p text:style-name="P4"/>
      <text:p text:style-name="P4">&lt;listaCompra&gt;</text:p>
      <text:p text:style-name="P4"><text:s text:c="2"/>&lt;leche cantidad="12 litros" &gt;&lt;/leche&gt;</text:p>
      <text:p text:style-name="P4"><text:s text:c="2"/>&lt;pan cantidad="3 barras de cuarto" /&gt;</text:p>
      <text:p text:style-name="P4">&lt;/listaCompra&gt;</text:p>
      <text:h text:style-name="P12" text:outline-level="2">R) No existen leche y pan definido en el dtd tampoco esta definido el atributo nombre. Corre<text:span text:style-name="T8">gido quedaria asi: </text:span></text:h>
      <text:p text:style-name="P16">&lt;?xml version="1.0" encoding="UTF-8"?&gt;</text:p>
      <text:p text:style-name="P16"/>
      <text:p text:style-name="P16"><text:soft-page-break/>&lt;!DOCTYPE listaCompra [</text:p>
      <text:p text:style-name="P16"><text:s text:c="2"/>&lt;!ELEMENT listaCompra (item*)&gt;</text:p>
      <text:p text:style-name="P16"><text:s text:c="2"/>&lt;!ELEMENT item EMPTY&gt;</text:p>
      <text:p text:style-name="P16"><text:s text:c="2"/>&lt;!ATTLIST item nombre CDATA #REQUIRED&gt;</text:p>
      <text:p text:style-name="P16"><text:s text:c="2"/>&lt;!ATTLIST item cantidad CDATA #REQUIRED&gt;</text:p>
      <text:p text:style-name="P16">]&gt;</text:p>
      <text:p text:style-name="P16"/>
      <text:p text:style-name="P16">&lt;listaCompra&gt;</text:p>
      <text:p text:style-name="P16"><text:s text:c="2"/>&lt;item nombre="leche" cantidad="12 litros"&gt;&lt;/item&gt;</text:p>
      <text:p text:style-name="P16"><text:s text:c="2"/>&lt;item nombre="pan" cantidad="3 barras de cuarto"&gt;&lt;/item&gt;</text:p>
      <text:p text:style-name="P16">&lt;/listaCompra&gt;</text:p>
      <text:h text:style-name="P10" text:outline-level="1">Ejercicio <text:span text:style-name="T1">4</text:span> - Ejercicio 4 - Elementos con atributos - Corregir errores en la DTD</text:h>
      <text:p text:style-name="P4"/>
      <text:p text:style-name="P3">Los siguientes documentos no son válidos porque contienen errores (los errores <text:span text:style-name="T4">están en la DTD interna</text:span>). <text:span text:style-name="T6">Debes:</text:span></text:p>
      <text:p text:style-name="P3">* Cor<text:span text:style-name="T6">regir</text:span> los errores</text:p>
      <text:p text:style-name="P3">* <text:span text:style-name="T6">C</text:span>ompr<text:span text:style-name="T6">o</text:span>b<text:span text:style-name="T6">ar</text:span> con XML Copy Editor que ya son documentos válidos.</text:p>
      <text:p text:style-name="P3"/>
      <text:p text:style-name="P3">Casi siempre habrá varias maneras de corregir la DTD, intente elegir la más sencilla.</text:p>
      <text:p text:style-name="P3"/>
      <text:h text:style-name="Heading_20_2" text:outline-level="2">Ejercicio <text:span text:style-name="T1">4</text:span>-1 - <text:span text:style-name="T7">Inventores</text:span></text:h>
      <text:p text:style-name="P3"/>
      <text:p text:style-name="P3">&lt;?xml version="1.0" encoding="UTF-8"?&gt;</text:p>
      <text:p text:style-name="P3">&lt;!DOCTYPE inventores [</text:p>
      <text:p text:style-name="P3"><text:s text:c="2"/>&lt;!ELEMENT inventores&gt;</text:p>
      <text:p text:style-name="P3"><text:s text:c="2"/>&lt;!ELEMENT inventor EMPTY&gt;</text:p>
      <text:p text:style-name="P3"><text:s text:c="2"/>&lt;!ATTLIST inventor invento CDATA #REQUIRED&gt;</text:p>
      <text:p text:style-name="P3"><text:s text:c="2"/>&lt;!ATTLIST inventor nombre ID #REQUIRED&gt;</text:p>
      <text:p text:style-name="P3">]&gt;</text:p>
      <text:p text:style-name="P3"/>
      <text:p text:style-name="P3">&lt;inventores&gt;</text:p>
      <text:p text:style-name="P3"><text:s text:c="2"/>&lt;inventor nombre="Robert Adler" invento="Mando a distancia" /&gt;</text:p>
      <text:p text:style-name="P3"><text:s text:c="2"/>&lt;inventor nombre="Laszlo Josef Biro" invento="Bolígrafo" /&gt;</text:p>
      <text:p text:style-name="P3"><text:s text:c="2"/>&lt;inventor nombre="Josephine Garis Cochran" invento="Lavaplatos" /&gt;</text:p>
      <text:p text:style-name="P3"><text:s text:c="2"/>&lt;inventor invento="Fuego" /&gt;</text:p>
      <text:p text:style-name="P3">&lt;/inventores&gt;</text:p>
      <text:p text:style-name="P3"/>
      <text:p text:style-name="P15">R)</text:p>
      <text:p text:style-name="P15">&lt;?xml version="1.0" encoding="UTF-8"?&gt;</text:p>
      <text:p text:style-name="P15">&lt;!DOCTYPE inventores [</text:p>
      <text:p text:style-name="P15"><text:s text:c="2"/>&lt;!ELEMENT inventores (inventor*)&gt;</text:p>
      <text:p text:style-name="P15"><text:s text:c="2"/>&lt;!ELEMENT inventor EMPTY&gt;</text:p>
      <text:p text:style-name="P15"><text:s text:c="2"/>&lt;!ATTLIST inventor invento CDATA #REQUIRED&gt;</text:p>
      <text:p text:style-name="P15"><text:s text:c="2"/>&lt;!ATTLIST inventor nombre CDATA #IMPLIED&gt;</text:p>
      <text:p text:style-name="P15">]&gt;</text:p>
      <text:p text:style-name="P15"/>
      <text:p text:style-name="P15">&lt;inventores&gt;</text:p>
      <text:p text:style-name="P15"><text:s text:c="2"/>&lt;inventor nombre="Rober Adler" invento="Mando a distancia" /&gt;</text:p>
      <text:p text:style-name="P15"><text:s text:c="2"/>&lt;inventor nombre="Laszlo Josef Biro" invento="Bolígrafo" /&gt;</text:p>
      <text:p text:style-name="P15"><text:s text:c="2"/>&lt;inventor nombre="Josephine Garis Cochran" invento="Lavaplatos" /&gt;</text:p>
      <text:p text:style-name="P15"><text:s text:c="2"/>&lt;inventor invento="Fuego" /&gt;</text:p>
      <text:p text:style-name="P15">&lt;/inventores&gt;</text:p>
      <text:p text:style-name="P2"/>
      <text:h text:style-name="P13" text:outline-level="2">Ejercicio 5 - DTDs alternativos</text:h>
      <text:p text:style-name="Text_20_body">Se quiere definir un lenguaje de marcas para representar los resultados de una liga de fútbol. La información que se quiere almacenar de cada partido es:</text:p>
      <text:list xml:id="list2662913070" text:style-name="L1">
        <text:list-item>
          <text:p text:style-name="P17">el nombre del equipo local</text:p>
        </text:list-item>
        <text:list-item>
          <text:p text:style-name="P17">el nombre del equipo visitante</text:p>
        </text:list-item>
        <text:list-item>
          <text:p text:style-name="P17">los goles marcados por el equipo local</text:p>
        </text:list-item>
        <text:list-item>
          <text:p text:style-name="P17">los goles marcados por el equipo visitante</text:p>
        </text:list-item>
      </text:list>
      <text:p text:style-name="Text_20_body">Escribe <text:span text:style-name="T1">UN</text:span> documentos que incluyan los siguientes resultados:</text:p>
      <text:list xml:id="list1900293787" text:style-name="L2">
        <text:list-item>
          <text:p text:style-name="P18">Nottingham Presa: 0 - Inter de Mitente: 1</text:p>
        </text:list-item>
        <text:list-item>
          <text:p text:style-name="P18">Vodka Juniors: 3 - Sparta da Risa: 3</text:p>
        </text:list-item>
        <text:list-item>
          <text:p text:style-name="P19">Water de Múnich: 4 - Esteaua es del grifo: 2</text:p>
        </text:list-item>
      </text:list>
      <text:p text:style-name="P8"><text:span text:style-name="T1">Ese</text:span> documento incluirá un DTD <text:span text:style-name="T1">que por ejemplo podrá ser</text:span>:</text:p>
      <text:list xml:id="list3057012572" text:style-name="L3">
        <text:list-item>
          <text:p text:style-name="P20">una DTD en la que no haya atributos, sino únicamente etiquetas</text:p>
        </text:list-item>
        <text:list-item>
          <text:p text:style-name="P20">una DTD en la que los goles sean atributos</text:p>
        </text:list-item>
        <text:list-item>
          <text:p text:style-name="P20">una DTD en la que toda la información se guarde en forma de atributos</text:p>
        </text:list-item>
      </text:list>
      <text:p text:style-name="P21">¿Qué alternativa has escogido?</text:p>
      <text:p text:style-name="P21"/>
      <text:p text:style-name="P22">R) &lt;?xml version="1.0" encoding="UTF-8"?&gt;</text:p>
      <text:p text:style-name="P22">&lt;!DOCTYPE ligaFutbol [</text:p>
      <text:p text:style-name="P22"><text:s text:c="2"/>&lt;!ELEMENT ligaFutbol&gt;</text:p>
      <text:p text:style-name="P22"><text:s text:c="2"/>&lt;!ELEMENT partido</text:p>
      <text:p text:style-name="P22">]&gt;</text:p>
      <text:p text:style-name="P22">&lt;ligaFutbol&gt;</text:p>
      <text:p text:style-name="P22"><text:s text:c="2"/></text:p>
      <text:p text:style-name="P22"><text:s text:c="2"/>&lt;partido&gt;</text:p>
      <text:p text:style-name="P22"><text:s text:c="4"/>&lt;equipolocal nombre="Nottingham Presa" goles="0"/&gt;</text:p>
      <text:p text:style-name="P22"><text:s text:c="4"/>&lt;equipoVisitante nombre="Inter de Mitente" goles="1"/&gt;</text:p>
      <text:p text:style-name="P22"><text:s text:c="2"/>&lt;/partido&gt;</text:p>
      <text:p text:style-name="P22"><text:s text:c="2"/>&lt;partido&gt;</text:p>
      <text:p text:style-name="P22"><text:s text:c="4"/>&lt;equipolocal nombre="Vodka Juniors" goles="3"/&gt;</text:p>
      <text:p text:style-name="P22"><text:soft-page-break/><text:s text:c="4"/>&lt;equipoVisitante nombre="Water de Munich" goles="3"/&gt;</text:p>
      <text:p text:style-name="P22">&lt;/partido&gt;</text:p>
      <text:p text:style-name="P22">&lt;partido&gt;</text:p>
      <text:p text:style-name="P22"><text:s text:c="2"/>&lt;equipolocal nombre="Water de Munich" goles="4"/&gt;</text:p>
      <text:p text:style-name="P22"><text:s text:c="2"/>&lt;equipoVisitante nombre="Esteaua es del grifo" goles="2"/&gt;</text:p>
      <text:p text:style-name="P22">&lt;/partido&gt;</text:p>
      <text:p text:style-name="P22"/>
      <text:p text:style-name="P22">&lt;/ligaFutbol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a168" officeooo:paragraph-rsid="0013a168"/>
    </style:style>
    <style:style style:name="MT1" style:family="text">
      <style:text-properties officeooo:rsid="0016a1a4"/>
    </style:style>
    <style:style style:name="MT2" style:family="text">
      <style:text-properties officeooo:rsid="0014e16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oletín DTD <text:span text:style-name="MT1">con</text:span><text:span text:style-name="MT2"> atributo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2T12:52:03.242000000</meta:creation-date>
    <dc:date>2022-12-20T13:59:42.175000000</dc:date>
    <meta:editing-duration>PT1H8M19S</meta:editing-duration>
    <meta:editing-cycles>4</meta:editing-cycles>
    <meta:generator>LibreOffice/7.2.7.2$Windows_X86_64 LibreOffice_project/8d71d29d553c0f7dcbfa38fbfda25ee34cce99a2</meta:generator>
    <meta:document-statistic meta:table-count="0" meta:image-count="0" meta:object-count="0" meta:page-count="5" meta:paragraph-count="112" meta:word-count="548" meta:character-count="4078" meta:non-whitespace-character-count="3551"/>
  </office:meta>
</office:document-meta>
</file>